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8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2.0833in"/>
    </style:style>
    <style:style style:family="table-column" style:name="rststyle-rststyle-table-1.B">
      <style:table-column-properties style:column-width="2.0833in"/>
    </style:style>
    <style:style style:family="table-column" style:name="rststyle-rststyle-table-1.C">
      <style:table-column-properties style:column-width="2.0833in"/>
    </style:style>
    <style:style style:family="table-column" style:name="rststyle-rststyle-table-1.D">
      <style:table-column-properties style:column-width="2.0833in"/>
    </style:style>
    <style:style style:family="paragraph" style:master-page-name="rststyle-pagedefault" style:name="P1003" style:parent-style-name="rststyle-bulletitem"/>
  </office:automatic-styles>
  <office:body>
    <office:text><text:list text:style-name="rststyle-bulletlist"><text:list-item><text:p text:style-name="P1003">one</text:p></text:list-item><text:list-item><text:p text:style-name="rststyle-bulletitem">two</text:p></text:list-item><text:list-item><text:p text:style-name="rststyle-bulletitem">two</text:p></text:list-item></text:list><text:list text:style-name="rststyle-enumlist-arabic"><text:list-item><text:p text:style-name="rststyle-enumitem">one</text:p></text:list-item><text:list-item><text:p text:style-name="rststyle-enumitem">two</text:p></text:list-item><text:list-item><text:p text:style-name="rststyle-enumitem">two</text:p></text:list-item></text:list><text:list text:style-name="rststyle-bulletlist"><text:list-item><text:p text:style-name="rststyle-deflist-term-1">one</text:p><text:list text:style-name="rststyle-bulletlist"><text:list-item><text:list><text:list-item><text:p text:style-name="rststyle-bulletitem">one</text:p></text:list-item></text:list></text:list-item><text:list-item><text:list><text:list-item><text:p text:style-name="rststyle-bulletitem">one</text:p></text:list-item></text:list></text:list-item><text:list-item><text:list><text:list-item><text:p text:style-name="rststyle-bulletitem">one</text:p></text:list-item></text:list></text:list-item></text:list></text:list-item><text:list-item><text:p text:style-name="rststyle-bulletitem">two</text:p></text:list-item><text:list-item><text:p text:style-name="rststyle-bulletitem">two</text:p></text:list-item></text:list><text:p text:style-name="rststyle-admon-attention-hdr">Attention!</text:p><text:p text:style-name="rststyle-admon-attention-body">attention</text:p><text:p text:style-name="rststyle-admon-attention-body">lorem ipsum …</text:p><text:p text:style-name="rststyle-admon-warning-hdr">Warning!</text:p><text:p text:style-name="rststyle-admon-warning-body">warning</text:p><text:p text:style-name="rststyle-admon-warning-body">lorem ipsum …</text:p><text:p text:style-name="rststyle-admon-hint-hdr">Hint!</text:p><text:p text:style-name="rststyle-admon-hint-body">hint</text:p><text:p text:style-name="rststyle-admon-hint-body">lorem ipsum …</text:p><text:p text:style-name="rststyle-admon-error-hdr">Error!</text:p><text:p text:style-name="rststyle-admon-error-body">error</text:p><text:p text:style-name="rststyle-admon-error-body">lorem ipsum …</text:p><text:p text:style-name="rststyle-admon-danger-hdr">Danger!</text:p><text:p text:style-name="rststyle-admon-danger-body">danger</text:p><text:p text:style-name="rststyle-admon-danger-body">lorem ipsum …</text:p><text:p text:style-name="rststyle-admon-important-hdr">Important!</text:p><text:p text:style-name="rststyle-admon-important-body">important</text:p><text:p text:style-name="rststyle-admon-important-body">lorem ipsum …</text:p><text:p text:style-name="rststyle-admon-tip-hdr">Tip!</text:p><text:p text:style-name="rststyle-admon-tip-body">tip</text:p><text:p text:style-name="rststyle-admon-tip-body">lorem ipsum …</text:p><text:p text:style-name="rststyle-admon-generic-hdr">admonition</text:p>admonition<text:p text:style-name="rststyle-admon-generic-body">lorem ipsum …</text:p><text:p text:style-name="rststyle-admon-note-hdr">Note!</text:p><text:p text:style-name="rststyle-admon-note-body">note</text:p><text:p text:style-name="rststyle-admon-note-body">lorem ipsum …
lorem ipsum …
lorem ipsum …
lorem ipsum …
lorem ipsum …</text:p><table:table table:name="rststyle-rststyle-table-1" table:style-name="rststyle-rststyle-table-1"><table:table-column table:style-name="rststyle-rststyle-table-1.A"/><table:table-column table:style-name="rststyle-rststyle-table-1.B"/><table:table-column table:style-name="rststyle-rststyle-table-1.C"/><table:table-column table:style-name="rststyle-rststyle-table-1.D"/><table:table-header-rows><table:table-row><table:table-cell office:value-type="string" table:style-name="rststyle-rststyle-table-1.A1"><text:p text:style-name="Table_20_Heading">title1</text:p></table:table-cell><table:table-cell office:value-type="string" table:style-name="rststyle-rststyle-table-1.A1"><text:p text:style-name="Table_20_Heading">title2</text:p></table:table-cell><table:table-cell office:value-type="string" table:style-name="rststyle-rststyle-table-1.A1"><text:p text:style-name="Table_20_Heading">description</text:p></table:table-cell><table:table-cell office:value-type="string" table:style-name="rststyle-rststyle-table-1.A1"><text:p text:style-name="Table_20_Heading">something a bit long</text:p></table:table-cell></table:table-row></table:table-header-rows><table:table-row><table:table-cell office:value-type="string" table:style-name="rststyle-rststyle-table-1.A1"><text:p text:style-name="rststyle-textbody">huhu</text:p></table:table-cell><table:table-cell office:value-type="string" table:style-name="rststyle-rststyle-table-1.A1"><text:p text:style-name="rststyle-textbody">haha</text:p></table:table-cell><table:table-cell office:value-type="string" table:style-name="rststyle-rststyle-table-1.A1"><text:p text:style-name="rststyle-textbody">hoho</text:p></table:table-cell><table:table-cell office:value-type="string" table:style-name="rststyle-rststyle-table-1.A1"><text:p text:style-name="rststyle-textbody">hehe</text:p></table:table-cell></table:table-row><table:table-row><table:table-cell office:value-type="string" table:style-name="rststyle-rststyle-table-1.A1"><text:p text:style-name="rststyle-textbody">huhu</text:p></table:table-cell><table:table-cell office:value-type="string" table:style-name="rststyle-rststyle-table-1.A1"><text:p text:style-name="rststyle-textbody">haha</text:p></table:table-cell><table:table-cell office:value-type="string" table:style-name="rststyle-rststyle-table-1.A1"><text:p text:style-name="rststyle-textbody">hoho</text:p></table:table-cell><table:table-cell office:value-type="string" table:style-name="rststyle-rststyle-table-1.A1"><text:p text:style-name="rststyle-textbody">hehe</text:p></table:table-cell></table:table-row><table:table-row><table:table-cell office:value-type="string" table:style-name="rststyle-rststyle-table-1.A1"><text:p text:style-name="rststyle-textbody">huhu</text:p></table:table-cell><table:table-cell office:value-type="string" table:style-name="rststyle-rststyle-table-1.A1"><text:p text:style-name="rststyle-textbody">haha</text:p></table:table-cell><table:table-cell office:value-type="string" table:style-name="rststyle-rststyle-table-1.A1"><text:p text:style-name="rststyle-textbody">hoho</text:p></table:table-cell><table:table-cell office:value-type="string" table:style-name="rststyle-rststyle-table-1.A1"><text:p text:style-name="rststyle-textbody">hehe</text:p></table:table-cell></table:table-row><table:table-row><table:table-cell office:value-type="string" table:style-name="rststyle-rststyle-table-1.A1"><text:p text:style-name="rststyle-textbody">huhu</text:p></table:table-cell><table:table-cell office:value-type="string" table:style-name="rststyle-rststyle-table-1.A1"><text:p text:style-name="rststyle-textbody">haha</text:p></table:table-cell><table:table-cell office:value-type="string" table:style-name="rststyle-rststyle-table-1.A1"><text:p text:style-name="rststyle-textbody">hoho</text:p></table:table-cell><table:table-cell office:value-type="string" table:style-name="rststyle-rststyle-table-1.A1"><text:p text:style-name="rststyle-textbody">hehe</text:p></table:table-cell></table:table-row></table:table><ns0:p ns0:style-name="rststyle-codeblock"><ns0:span ns0:style-name="rststyle-codeblock-keyword">def</ns0:span> <ns0:span ns0:style-name="rststyle-codeblock-functionname">foo</ns0:span>(<ns0:span ns0:style-name="rststyle-codeblock-name">arg</ns0:span>):<ns0:line-break/><ns0:s ns0:c="4"/><ns0:span ns0:style-name="rststyle-codeblock-keyword">print</ns0:span>(<ns0:span ns0:style-name="rststyle-codeblock-name">arg</ns0:span> <ns0:span ns0:style-name="rststyle-codeblock-operator">+</ns0:span> <ns0:span ns0:style-name="rststyle-codeblock-string">'</ns0:span><ns0:span ns0:style-name="rststyle-codeblock-string">hehe</ns0:span><ns0:span ns0:style-name="rststyle-codeblock-string">'</ns0:span>)</ns0:p><text:span text:style-name="rststyle-k">def</text:span><text:span text:style-name="rststyle-nf">foo</text:span><text:span text:style-name="rststyle-p">(</text:span><text:span text:style-name="rststyle-n">arg</text:span><text:span text:style-name="rststyle-p">):</text:span><text:span text:style-name="rststyle-k">print</text:span><text:span text:style-name="rststyle-p">(</text:span><text:span text:style-name="rststyle-n">arg</text:span><text:span text:style-name="rststyle-o">+</text:span><text:span text:style-name="rststyle-s">'hehe'</text:span><text:span text:style-name="rststyle-p">)</text:span><text:section text:name="Section1" text:style-name="Sect1"><text:h text:outline-level="1" text:style-name="rststyle-heading1">October 2006 until now</text:h><text:section text:name="Section2" text:style-name="Sect2"><text:h text:outline-level="2" text:style-name="rststyle-heading2">some1</text:h></text:section><text:section text:name="Section3" text:style-name="Sect2"><text:h text:outline-level="2" text:style-name="rststyle-heading2">some2</text:h><text:section text:name="Section4" text:style-name="Sect3"><text:h text:outline-level="3" text:style-name="rststyle-heading3">another</text:h><text:section text:name="Section5" text:style-name="Sect4"><text:h text:outline-level="4" text:style-name="rststyle-heading4">ahinda</text:h><text:section text:name="Section6" text:style-name="Sect5"><text:h text:outline-level="5" text:style-name="rststyle-heading5">and this one</text:h></text:section></text:section></text:section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rg:documentfoundation:names:experimental:office:xmlns:loext:1.0" xmlns:ns7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pitch="variable" ns1:name="Philosopher" ns2:font-family="Philosopher"/>
    <ns1:font-face ns1:font-adornments="Gras" ns1:font-pitch="variable" ns1:name="Philosopher1" ns2:font-family="Philosopher"/>
    <ns1:font-face ns1:font-adornments="Italique gras" ns1:font-pitch="variable" ns1:name="Philosopher3" ns2:font-family="Philosopher"/>
    <ns1:font-face ns1:font-adornments="Normal" ns1:font-pitch="variable" ns1:name="Philosopher2" ns2:font-family="Philosopher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283cm" ns3:end-line-spacing-vertical="0.283cm" ns3:fill-color="#729fcf" ns3:shadow-offset-x="0.3cm" ns3:shadow-offset-y="0.3cm" ns3:start-line-spacing-horizontal="0.283cm" ns3:start-line-spacing-vertical="0.283cm" ns1:flow-with-text="false" ns2:stroke-color="#3465a4" ns4:wrap-option="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1.251cm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>
      <ns1:text-properties ns1:font-name="Philosopher2" ns1:font-pitch="variable" ns1:font-style-name="Normal" ns4:font-family="Philosopher"/>
    </ns1:style>
    <ns1:style ns1:class="text" ns1:display-name="Text body" ns1:family="paragraph" ns1:name="Text_20_body" ns1:parent-style-name="Standard">
      <ns1:paragraph-properties ns4:margin-bottom="0.212cm" ns4:margin-top="0cm" ns6:contextual-spacing="false"/>
    </ns1:style>
    <ns1:style ns1:class="text" ns1:display-name="Text body indent" ns1:family="paragraph" ns1:name="Text_20_body_20_indent" ns1:parent-style-name="Text_20_body">
      <ns1:paragraph-properties ns1:auto-text-indent="false" ns4:margin-left="0.499cm" ns4:margin-right="0cm" ns4:text-indent="0cm"/>
    </ns1:style>
    <ns1:style ns1:class="text" ns1:family="paragraph" ns1:name="Heading" ns1:next-style-name="Text_20_body" ns1:parent-style-name="Standard">
      <ns1:paragraph-properties ns4:keep-with-next="always" ns4:margin-bottom="0.212cm" ns4:margin-top="0.423cm" ns6:contextual-spacing="false"/>
      <ns1:text-properties ns1:font-family-asian="'DejaVu Sans'" ns1:font-family-complex="'DejaVu Sans'" ns1:font-family-generic="swiss" ns1:font-name="Nimbus Sans L" ns1:font-name-asian="DejaVu Sans" ns1:font-name-complex="DejaVu Sans" ns1:font-pitch="variable" ns1:font-pitch-asian="variable" ns1:font-pitch-complex="variable" ns1:font-size-asian="14pt" ns1:font-size-complex="14pt" ns4:font-family="'Nimbus Sans L'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7:line-number="0" ns7:number-lines="false">
        <ns1:tab-stops>
          <ns1:tab-stop ns1:position="8.795cm" ns1:type="center"/>
          <ns1:tab-stop ns1:position="17.59cm" ns1:type="right"/>
        </ns1:tab-stops>
      </ns1:paragraph-properties>
    </ns1:style>
    <ns1:style ns1:class="extra" ns1:family="paragraph" ns1:name="Footer" ns1:parent-style-name="Standard">
      <ns1:paragraph-properties ns7:line-number="0" ns7:number-lines="false">
        <ns1:tab-stops>
          <ns1:tab-stop ns1:position="-14914.083cm" ns1:type="center"/>
          <ns1:tab-stop ns1:position="29824.16cm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7:line-number="0" ns7:number-lines="false"/>
    </ns1:style>
    <ns1:style ns1:class="extra" ns1:display-name="Table Heading" ns1:family="paragraph" ns1:name="Table_20_Heading" ns1:parent-style-name="Table_20_Contents">
      <ns1:paragraph-properties ns1:justify-single-word="false" ns7:line-number="0" ns7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7:line-number="0" ns7:number-lines="false" ns4:margin-bottom="0.212cm" ns4:margin-top="0.212cm" ns6:contextual-spacing="false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7:line-number="0" ns7:number-lines="false" ns4:margin-left="0.499cm" ns4:margin-right="0cm" ns4:text-indent="-0.499cm"/>
      <ns1:text-properties ns1:font-size-asian="10pt" ns1:font-size-complex="10pt" ns4:font-size="10pt"/>
    </ns1:style>
    <ns1:style ns1:class="index" ns1:family="paragraph" ns1:name="Index" ns1:parent-style-name="Standard">
      <ns1:paragraph-properties ns7:line-number="0" ns7:number-lines="false"/>
    </ns1:style>
    <ns1:style ns1:class="html" ns1:display-name="Preformatted Text" ns1:family="paragraph" ns1:name="Preformatted_20_Text" ns1:parent-style-name="Standard">
      <ns1:paragraph-properties ns4:margin-bottom="0cm" ns4:margin-top="0cm" ns6:contextual-spacing="false"/>
      <ns1:text-properties ns1:font-family-asian="'Nimbus Mono L'" ns1:font-family-complex="'Nimbus Mono L'" ns1:font-family-generic="modern" ns1:font-family-generic-asian="modern" ns1:font-family-generic-complex="modern" ns1:font-name="Nimbus Mono L" ns1:font-name-asian="Nimbus Mono L" ns1:font-name-complex="Nimbus Mono L" ns1:font-pitch="fixed" ns1:font-pitch-asian="fixed" ns1:font-pitch-complex="fixed" ns1:font-size-asian="10pt" ns1:font-size-complex="10pt" ns4:font-family="'Nimbus Mono L'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2cm 0.035cm 0.002cm" ns1:join-border="false" ns7:line-number="0" ns7:number-lines="false" ns4:border-bottom="1.11pt double #808080" ns4:border-left="none" ns4:border-right="none" ns4:border-top="none" ns4:margin-bottom="0.499cm" ns4:margin-top="0cm" ns4:padding="0cm" ns6:contextual-spacing="false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-left="1cm" ns4:margin-right="0cm" ns4:text-indent="0cm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  <ns1:text-properties ns1:font-name="Philosopher1" ns1:font-pitch="variable" ns1:font-style-name="Gras" ns4:font-family="Philosopher"/>
    </ns1:style>
    <ns1:style ns1:default-outline-level="2" ns1:family="paragraph" ns1:list-style-name="" ns1:master-page-name="" ns1:name="rststyle-heading2" ns1:next-style-name="Text_20_body" ns1:parent-style-name="Heading_20_2">
      <ns1:paragraph-properties ns1:auto-text-indent="false" ns1:page-number="auto" ns4:margin-left="-1cm" ns4:margin-right="0cm" ns4:text-indent="0cm"/>
      <ns1:text-properties ns1:font-name="Philosopher3" ns1:font-pitch="variable" ns1:font-style-name="Italique gras" ns1:font-weight-asian="normal" ns1:font-weight-complex="normal" ns4:color="#4c4c4c" ns4:font-family="Philosopher"/>
    </ns1:style>
    <ns1:style ns1:default-outline-level="3" ns1:family="paragraph" ns1:list-style-name="" ns1:name="rststyle-heading3" ns1:next-style-name="Text_20_body" ns1:parent-style-name="Heading_20_3">
      <ns1:paragraph-properties ns1:auto-text-indent="false" ns4:margin-left="-0.499cm" ns4:margin-right="0cm" ns4:text-indent="0cm"/>
      <ns1:text-properties ns1:font-name="Philosopher1" ns1:font-pitch="variable" ns1:font-style-name="Gras" ns4:color="#4c4c4c" ns4:font-family="Philosopher"/>
    </ns1:style>
    <ns1:style ns1:default-outline-level="4" ns1:family="paragraph" ns1:list-style-name="" ns1:name="rststyle-heading4" ns1:next-style-name="Text_20_body" ns1:parent-style-name="Heading_20_4">
      <ns1:text-properties ns1:font-name="Philosopher3" ns1:font-pitch="variable" ns1:font-style-name="Italique gras" ns1:font-weight-asian="normal" ns1:font-weight-complex="normal" ns4:color="#4c4c4c" ns4:font-family="Philosopher"/>
    </ns1:style>
    <ns1:style ns1:default-outline-level="5" ns1:family="paragraph" ns1:list-style-name="" ns1:name="rststyle-heading5" ns1:next-style-name="Text_20_body" ns1:parent-style-name="Heading_20_5">
      <ns1:paragraph-properties ns1:auto-text-indent="false" ns4:margin-left="0.499cm" ns4:margin-right="0cm" ns4:text-indent="0cm"/>
      <ns1:text-properties ns1:font-name="Philosopher1" ns1:font-pitch="variable" ns1:font-style-name="Gras" ns4:color="#4c4c4c" ns4:font-family="Philosopher"/>
    </ns1:style>
    <ns1:style ns1:class="text" ns1:family="paragraph" ns1:master-page-name="" ns1:name="rststyle-blockquote" ns1:parent-style-name="Text_20_body">
      <ns1:paragraph-properties ns1:auto-text-indent="false" ns1:justify-single-word="false" ns1:page-number="auto" ns1:shadow="none" ns1:snap-to-layout-grid="false" ns4:background-color="transparent" ns4:margin-left="1.02cm" ns4:margin-right="0cm" ns4:text-align="end" ns4:text-indent="0cm">
        <ns1:tab-stops/>
        <ns1:background-image/>
      </ns1:paragraph-properties>
      <ns1:text-properties ns1:font-name="Philosopher2" ns1:font-pitch="variable" ns1:font-style-name="Normal" ns4:font-family="Philosopher"/>
    </ns1:style>
    <ns1:style ns1:family="paragraph" ns1:name="rststyle-bodyindent" ns1:parent-style-name="Text_20_body_20_indent">
      <ns1:paragraph-properties ns1:auto-text-indent="false" ns4:margin-left="1cm" ns4:margin-right="0cm" ns4:text-indent="0cm"/>
    </ns1:style>
    <ns1:style ns1:family="paragraph" ns1:name="rststyle-horizontalline" ns1:parent-style-name="Horizontal_20_Line"/>
    <ns1:style ns1:family="paragraph" ns1:name="rststyle-textbody" ns1:parent-style-name="Text_20_body">
      <ns1:text-properties ns1:font-name="Philosopher2" ns1:font-pitch="variable" ns1:font-style-name="Normal" ns4:color="#000000" ns4:font-family="Philosopher"/>
    </ns1:style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-bottom="0.152cm" ns4:margin-left="0.499cm" ns4:margin-right="0cm" ns4:margin-top="0.152cm" ns4:padding="0.051cm" ns4:text-indent="0cm" ns6:contextual-spacing="false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-left="1.016cm" ns4:margin-right="2.032cm" ns4:text-indent="0cm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-left="1.016cm" ns4:margin-right="2.032cm" ns4:text-indent="0cm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-left="2cm" ns4:margin-right="2cm" ns4:text-indent="0cm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-left="2cm" ns4:margin-right="2cm" ns4:text-indent="0cm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-left="2cm" ns4:margin-right="2cm" ns4:text-indent="0cm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-left="2cm" ns4:margin-right="2cm" ns4:text-indent="0cm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-left="2cm" ns4:margin-right="2cm" ns4:text-indent="0cm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-left="2cm" ns4:margin-right="2cm" ns4:text-indent="0cm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cm" ns4:margin-top="0cm" ns6:contextual-spacing="false"/>
    </ns1:style>
    <ns1:style ns1:family="paragraph" ns1:name="rststyle-lineblock2" ns1:parent-style-name="rststyle-textbody">
      <ns1:paragraph-properties ns1:auto-text-indent="false" ns4:margin-bottom="0cm" ns4:margin-left="1.016cm" ns4:margin-right="0cm" ns4:margin-top="0cm" ns4:text-indent="0cm" ns6:contextual-spacing="false"/>
    </ns1:style>
    <ns1:style ns1:family="paragraph" ns1:name="rststyle-lineblock3" ns1:parent-style-name="rststyle-textbody">
      <ns1:paragraph-properties ns1:auto-text-indent="false" ns4:margin-bottom="0cm" ns4:margin-left="2.032cm" ns4:margin-right="0cm" ns4:margin-top="0cm" ns4:text-indent="0cm" ns6:contextual-spacing="false"/>
    </ns1:style>
    <ns1:style ns1:family="paragraph" ns1:name="rststyle-lineblock4" ns1:parent-style-name="rststyle-textbody">
      <ns1:paragraph-properties ns1:auto-text-indent="false" ns4:margin-bottom="0cm" ns4:margin-left="3.048cm" ns4:margin-right="0cm" ns4:margin-top="0cm" ns4:text-indent="0cm" ns6:contextual-spacing="false"/>
    </ns1:style>
    <ns1:style ns1:family="paragraph" ns1:name="rststyle-lineblock5" ns1:parent-style-name="rststyle-textbody">
      <ns1:paragraph-properties ns1:auto-text-indent="false" ns4:margin-bottom="0cm" ns4:margin-left="4.064cm" ns4:margin-right="0cm" ns4:margin-top="0cm" ns4:text-indent="0cm" ns6:contextual-spacing="false"/>
    </ns1:style>
    <ns1:style ns1:family="paragraph" ns1:name="rststyle-lineblock6" ns1:parent-style-name="rststyle-textbody">
      <ns1:paragraph-properties ns1:auto-text-indent="false" ns4:margin-bottom="0cm" ns4:margin-left="5.08cm" ns4:margin-right="0cm" ns4:margin-top="0cm" ns4:text-indent="0cm" ns6:contextual-spacing="false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>
      <ns1:text-properties ns1:font-name="Philosopher1" ns1:font-pitch="variable" ns1:font-style-name="Gras" ns4:font-family="Philosopher"/>
    </ns1:style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-left="1.905cm" ns4:margin-right="0cm" ns4:text-indent="-1.905cm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-left="0cm" ns4:margin-right="0cm" ns4:text-indent="0cm">
        <ns1:tab-stops>
          <ns1:tab-stop ns1:leader-style="dotted" ns1:leader-text="." ns1:position="15.24cm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-left="0.499cm" ns4:margin-right="0cm" ns4:text-indent="0cm">
        <ns1:tab-stops>
          <ns1:tab-stop ns1:leader-style="dotted" ns1:leader-text="." ns1:position="14.741cm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-left="0.998cm" ns4:margin-right="0cm" ns4:text-indent="0cm">
        <ns1:tab-stops>
          <ns1:tab-stop ns1:leader-style="dotted" ns1:leader-text="." ns1:position="14.242cm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-left="1.498cm" ns4:margin-right="0cm" ns4:text-indent="0cm">
        <ns1:tab-stops>
          <ns1:tab-stop ns1:leader-style="dotted" ns1:leader-text="." ns1:position="13.742cm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-left="1.997cm" ns4:margin-right="0cm" ns4:text-indent="0cm">
        <ns1:tab-stops>
          <ns1:tab-stop ns1:leader-style="dotted" ns1:leader-text="." ns1:position="13.243cm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-left="2.496cm" ns4:margin-right="0cm" ns4:text-indent="0cm">
        <ns1:tab-stops>
          <ns1:tab-stop ns1:leader-style="dotted" ns1:leader-text="." ns1:position="12.744cm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-left="2.995cm" ns4:margin-right="0cm" ns4:text-indent="0cm">
        <ns1:tab-stops>
          <ns1:tab-stop ns1:leader-style="dotted" ns1:leader-text="." ns1:position="12.245cm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-left="3.494cm" ns4:margin-right="0cm" ns4:text-indent="0cm">
        <ns1:tab-stops>
          <ns1:tab-stop ns1:leader-style="dotted" ns1:leader-text="." ns1:position="11.746cm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-left="3.993cm" ns4:margin-right="0cm" ns4:text-indent="0cm">
        <ns1:tab-stops>
          <ns1:tab-stop ns1:leader-style="dotted" ns1:leader-text="." ns1:position="11.247cm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-left="4.493cm" ns4:margin-right="0cm" ns4:text-indent="0cm">
        <ns1:tab-stops>
          <ns1:tab-stop ns1:leader-style="dotted" ns1:leader-text="." ns1:position="10.747cm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7:line-number="0" ns7:number-lines="false" ns4:margin-left="0cm" ns4:margin-right="0cm" ns4:text-indent="0cm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color="#4c4c4c" ns4:font-weight="bold"/>
    </ns1:style>
    <ns1:style ns1:family="paragraph" ns1:name="rststyle-deflist-def-1" ns1:parent-style-name="Text_20_body">
      <ns1:paragraph-properties ns1:auto-text-indent="false" ns4:margin-left="0.635cm" ns4:margin-right="0cm" ns4:text-indent="0cm"/>
    </ns1:style>
    <ns1:style ns1:family="paragraph" ns1:name="rststyle-deflist-term-2" ns1:parent-style-name="Text_20_body">
      <ns1:paragraph-properties ns1:auto-text-indent="false" ns4:margin-left="0.635cm" ns4:margin-right="0cm" ns4:text-indent="0cm"/>
      <ns1:text-properties ns4:color="#4c4c4c" ns4:font-weight="bold"/>
    </ns1:style>
    <ns1:style ns1:family="paragraph" ns1:name="rststyle-deflist-def-2" ns1:parent-style-name="Text_20_body">
      <ns1:paragraph-properties ns1:auto-text-indent="false" ns4:margin-left="1.27cm" ns4:margin-right="0cm" ns4:text-indent="0cm"/>
    </ns1:style>
    <ns1:style ns1:family="paragraph" ns1:name="rststyle-deflist-def-3" ns1:parent-style-name="Text_20_body">
      <ns1:paragraph-properties ns1:auto-text-indent="false" ns4:margin-left="1.905cm" ns4:margin-right="0cm" ns4:text-indent="0cm"/>
    </ns1:style>
    <ns1:style ns1:family="paragraph" ns1:name="rststyle-deflist-term-3" ns1:parent-style-name="Text_20_body">
      <ns1:paragraph-properties ns1:auto-text-indent="false" ns4:margin-left="1.27cm" ns4:margin-right="0cm" ns4:text-indent="0cm"/>
      <ns1:text-properties ns4:font-weight="bold"/>
    </ns1:style>
    <ns1:style ns1:family="paragraph" ns1:name="rststyle-deflist-term-4" ns1:parent-style-name="Text_20_body">
      <ns1:paragraph-properties ns1:auto-text-indent="false" ns4:margin-left="1.905cm" ns4:margin-right="0cm" ns4:text-indent="0cm"/>
      <ns1:text-properties ns4:font-weight="bold"/>
    </ns1:style>
    <ns1:style ns1:family="paragraph" ns1:name="rststyle-deflist-term-5" ns1:parent-style-name="Text_20_body">
      <ns1:paragraph-properties ns1:auto-text-indent="false" ns4:margin-left="2.54cm" ns4:margin-right="0cm" ns4:text-indent="0cm"/>
      <ns1:text-properties ns4:font-weight="bold"/>
    </ns1:style>
    <ns1:style ns1:family="paragraph" ns1:name="rststyle-deflist-def-4" ns1:parent-style-name="Text_20_body">
      <ns1:paragraph-properties ns1:auto-text-indent="false" ns4:margin-left="2.54cm" ns4:margin-right="0cm" ns4:text-indent="0cm"/>
    </ns1:style>
    <ns1:style ns1:family="paragraph" ns1:name="rststyle-deflist-def-5" ns1:parent-style-name="Text_20_body">
      <ns1:paragraph-properties ns1:auto-text-indent="false" ns4:margin-left="3.175cm" ns4:margin-right="0cm" ns4:text-indent="0cm"/>
    </ns1:style>
    <ns1:style ns1:family="paragraph" ns1:name="rststyle-codeblock-indented" ns1:parent-style-name="rststyle-codeblock">
      <ns1:paragraph-properties ns1:auto-text-indent="false" ns4:margin-left="2.032cm" ns4:margin-right="0cm" ns4:text-indent="0cm"/>
    </ns1:style>
    <ns1:style ns1:class="html" ns1:family="paragraph" ns1:name="Quotations" ns1:parent-style-name="Standard">
      <ns1:paragraph-properties ns1:auto-text-indent="false" ns4:margin-bottom="0.499cm" ns4:margin-left="1cm" ns4:margin-right="1cm" ns4:margin-top="0cm" ns4:text-indent="0cm" ns6:contextual-spacing="false"/>
    </ns1:style>
    <ns1:style ns1:display-name="Numbering Symbols" ns1:family="text" ns1:name="Numbering_20_Symbols"/>
    <ns1:style ns1:display-name="Bullet Symbols" ns1:family="text" ns1:name="Bullet_20_Symbols">
      <ns1:text-properties ns1:font-charset="x-symbol" ns1:font-charset-asian="x-symbol" ns1:font-charset-complex="x-symbol" ns1:font-family-asian="StarSymbol" ns1:font-family-complex="StarSymbol" ns1:font-name="StarSymbol" ns1:font-name-asian="StarSymbol" ns1:font-name-complex="StarSymbol" ns1:font-size-asian="9pt" ns1:font-size-complex="9pt" ns4:font-family="StarSymbol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family-asian="'Nimbus Mono L'" ns1:font-family-complex="'Nimbus Mono L'" ns1:font-family-generic="modern" ns1:font-family-generic-asian="modern" ns1:font-family-generic-complex="modern" ns1:font-name="Nimbus Mono L" ns1:font-name-asian="Nimbus Mono L" ns1:font-name-complex="Nimbus Mono L" ns1:font-pitch="fixed" ns1:font-pitch-asian="fixed" ns1:font-pitch-complex="fixed" ns4:font-family="'Nimbus Mono L'"/>
    </ns1:style>
    <ns1:style ns1:family="text" ns1:name="Teletype">
      <ns1:text-properties ns1:font-family-asian="'Nimbus Mono L'" ns1:font-family-complex="'Nimbus Mono L'" ns1:font-family-generic="modern" ns1:font-family-generic-asian="modern" ns1:font-family-generic-complex="modern" ns1:font-name="Nimbus Mono L" ns1:font-name-asian="Nimbus Mono L" ns1:font-name-complex="Nimbus Mono L" ns1:font-pitch="fixed" ns1:font-pitch-asian="fixed" ns1:font-pitch-complex="fixed" ns4:font-family="'Nimbus Mono L'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display-name="Footnote Symbol" ns1:family="text" ns1:name="Footnote_20_Symbol"/>
    <ns1:style ns1:display-name="Footnote anchor" ns1:family="text" ns1:name="Footnote_20_anchor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cm" ns2:y="0cm" ns7:anchor-type="paragraph"/>
    </ns1:style>
    <ns1:style ns1:family="graphic" ns1:name="rststyle-image" ns1:parent-style-name="Graphics"/>
    <ns1:style ns1:family="graphic" ns1:name="rststyle-figureframe" ns1:parent-style-name="Frame">
      <ns1:graphic-properties ns3:shadow-opacity="100%"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cm" ns2:y="0cm" ns7:anchor-type="paragraph" ns4:border="0.06pt solid #000000" ns4:margin-bottom="0.201cm" ns4:margin-left="0.201cm" ns4:margin-right="0.201cm" ns4:margin-top="0.201cm" ns4:padding="0.15cm"/>
    </ns1:style>
    <ns7:outline-style ns1:name="Outline">
      <ns7:outline-level-style ns1:num-format="" ns7:level="1">
        <ns1:list-level-properties ns7:list-level-position-and-space-mode="label-alignment">
          <ns1:list-level-label-alignment ns7:label-followed-by="listtab" ns7:list-tab-stop-position="0.762cm" ns4:margin-left="0.762cm" ns4:text-indent="-0.762cm"/>
        </ns1:list-level-properties>
      </ns7:outline-level-style>
      <ns7:outline-level-style ns1:num-format="" ns7:level="2">
        <ns1:list-level-properties ns7:list-level-position-and-space-mode="label-alignment">
          <ns1:list-level-label-alignment ns7:label-followed-by="listtab" ns7:list-tab-stop-position="1.016cm" ns4:margin-left="1.016cm" ns4:text-indent="-1.016cm"/>
        </ns1:list-level-properties>
      </ns7:outline-level-style>
      <ns7:outline-level-style ns1:num-format="" ns7:level="3">
        <ns1:list-level-properties ns7:list-level-position-and-space-mode="label-alignment">
          <ns1:list-level-label-alignment ns7:label-followed-by="listtab" ns7:list-tab-stop-position="1.27cm" ns4:margin-left="1.27cm" ns4:text-indent="-1.27cm"/>
        </ns1:list-level-properties>
      </ns7:outline-level-style>
      <ns7:outline-level-style ns1:num-format="" ns7:level="4">
        <ns1:list-level-properties ns7:list-level-position-and-space-mode="label-alignment">
          <ns1:list-level-label-alignment ns7:label-followed-by="listtab" ns7:list-tab-stop-position="1.524cm" ns4:margin-left="1.524cm" ns4:text-indent="-1.524cm"/>
        </ns1:list-level-properties>
      </ns7:outline-level-style>
      <ns7:outline-level-style ns1:num-format="" ns7:level="5">
        <ns1:list-level-properties ns7:list-level-position-and-space-mode="label-alignment">
          <ns1:list-level-label-alignment ns7:label-followed-by="listtab" ns7:list-tab-stop-position="1.778cm" ns4:margin-left="1.778cm" ns4:text-indent="-1.778cm"/>
        </ns1:list-level-properties>
      </ns7:outline-level-style>
      <ns7:outline-level-style ns1:num-format="" ns7:level="6">
        <ns1:list-level-properties ns7:list-level-position-and-space-mode="label-alignment">
          <ns1:list-level-label-alignment ns7:label-followed-by="listtab" ns7:list-tab-stop-position="2.032cm" ns4:margin-left="2.032cm" ns4:text-indent="-2.032cm"/>
        </ns1:list-level-properties>
      </ns7:outline-level-style>
      <ns7:outline-level-style ns1:num-format="" ns7:level="7">
        <ns1:list-level-properties ns7:list-level-position-and-space-mode="label-alignment">
          <ns1:list-level-label-alignment ns7:label-followed-by="listtab" ns7:list-tab-stop-position="2.286cm" ns4:margin-left="2.286cm" ns4:text-indent="-2.286cm"/>
        </ns1:list-level-properties>
      </ns7:outline-level-style>
      <ns7:outline-level-style ns1:num-format="" ns7:level="8">
        <ns1:list-level-properties ns7:list-level-position-and-space-mode="label-alignment">
          <ns1:list-level-label-alignment ns7:label-followed-by="listtab" ns7:list-tab-stop-position="2.54cm" ns4:margin-left="2.54cm" ns4:text-indent="-2.54cm"/>
        </ns1:list-level-properties>
      </ns7:outline-level-style>
      <ns7:outline-level-style ns1:num-format="" ns7:level="9">
        <ns1:list-level-properties ns7:list-level-position-and-space-mode="label-alignment">
          <ns1:list-level-label-alignment ns7:label-followed-by="listtab" ns7:list-tab-stop-position="2.794cm" ns4:margin-left="2.794cm" ns4:text-indent="-2.794cm"/>
        </ns1:list-level-properties>
      </ns7:outline-level-style>
      <ns7:outline-level-style ns1:num-format="" ns7:level="10">
        <ns1:list-level-properties ns7:list-level-position-and-space-mode="label-alignment">
          <ns1:list-level-label-alignment ns7:label-followed-by="listtab" ns7:list-tab-stop-position="3.048cm" ns4:margin-left="3.048cm" ns4:text-indent="-3.048cm"/>
        </ns1:list-level-properties>
      </ns7:outline-level-style>
    </ns7:outline-style>
    <ns7:list-style ns1:name="rststyle-enumlist">
      <ns7:list-level-style-number ns1:num-format="1" ns1:num-suffix="." ns7:level="1" ns7:style-name="Numbering_20_Symbols">
        <ns1:list-level-properties ns7:min-label-width="0.635cm" ns7:space-before="0.635cm"/>
      </ns7:list-level-style-number>
      <ns7:list-level-style-number ns1:num-format="1" ns1:num-suffix="." ns7:level="2" ns7:style-name="Numbering_20_Symbols">
        <ns1:list-level-properties ns7:min-label-width="0.635cm" ns7:space-before="1.27cm"/>
      </ns7:list-level-style-number>
      <ns7:list-level-style-number ns1:num-format="1" ns1:num-suffix="." ns7:level="3" ns7:style-name="Numbering_20_Symbols">
        <ns1:list-level-properties ns7:min-label-width="0.635cm" ns7:space-before="1.905cm"/>
      </ns7:list-level-style-number>
      <ns7:list-level-style-number ns1:num-format="1" ns1:num-suffix="." ns7:level="4" ns7:style-name="Numbering_20_Symbols">
        <ns1:list-level-properties ns7:min-label-width="0.635cm" ns7:space-before="2.54cm"/>
      </ns7:list-level-style-number>
      <ns7:list-level-style-number ns1:num-format="1" ns1:num-suffix="." ns7:level="5" ns7:style-name="Numbering_20_Symbols">
        <ns1:list-level-properties ns7:min-label-width="0.635cm" ns7:space-before="3.175cm"/>
      </ns7:list-level-style-number>
      <ns7:list-level-style-number ns1:num-format="1" ns1:num-suffix="." ns7:level="6" ns7:style-name="Numbering_20_Symbols">
        <ns1:list-level-properties ns7:min-label-width="0.635cm" ns7:space-before="3.81cm"/>
      </ns7:list-level-style-number>
      <ns7:list-level-style-number ns1:num-format="1" ns1:num-suffix="." ns7:level="7" ns7:style-name="Numbering_20_Symbols">
        <ns1:list-level-properties ns7:min-label-width="0.635cm" ns7:space-before="4.445cm"/>
      </ns7:list-level-style-number>
      <ns7:list-level-style-number ns1:num-format="1" ns1:num-suffix="." ns7:level="8" ns7:style-name="Numbering_20_Symbols">
        <ns1:list-level-properties ns7:min-label-width="0.635cm" ns7:space-before="5.08cm"/>
      </ns7:list-level-style-number>
      <ns7:list-level-style-number ns1:num-format="1" ns1:num-suffix="." ns7:level="9" ns7:style-name="Numbering_20_Symbols">
        <ns1:list-level-properties ns7:min-label-width="0.635cm" ns7:space-before="5.715cm"/>
      </ns7:list-level-style-number>
      <ns7:list-level-style-number ns1:num-format="1" ns1:num-suffix="." ns7:level="10" ns7:style-name="Numbering_20_Symbols">
        <ns1:list-level-properties ns7:min-label-width="0.635cm" ns7:space-before="6.35cm"/>
      </ns7:list-level-style-number>
    </ns7:list-style>
    <ns7:list-style ns1:name="rststyle-bulletlist">
      <ns7:list-level-style-bullet ns1:num-suffix="." ns7:bullet-char="●" ns7:level="1" ns7:style-name="Bullet_20_Symbols">
        <ns1:list-level-properties ns7:min-label-width="0.635cm" ns7:space-before="0.635cm"/>
        <ns1:text-properties ns1:font-name="StarSymbol"/>
      </ns7:list-level-style-bullet>
      <ns7:list-level-style-bullet ns1:num-suffix="." ns7:bullet-char="○" ns7:level="2" ns7:style-name="Bullet_20_Symbols">
        <ns1:list-level-properties ns7:min-label-width="0.635cm" ns7:space-before="1.27cm"/>
        <ns1:text-properties ns1:font-name="StarSymbol"/>
      </ns7:list-level-style-bullet>
      <ns7:list-level-style-bullet ns1:num-suffix="." ns7:bullet-char="■" ns7:level="3" ns7:style-name="Bullet_20_Symbols">
        <ns1:list-level-properties ns7:min-label-width="0.635cm" ns7:space-before="1.905cm"/>
        <ns1:text-properties ns1:font-name="StarSymbol"/>
      </ns7:list-level-style-bullet>
      <ns7:list-level-style-bullet ns1:num-suffix="." ns7:bullet-char="●" ns7:level="4" ns7:style-name="Bullet_20_Symbols">
        <ns1:list-level-properties ns7:min-label-width="0.635cm" ns7:space-before="2.54cm"/>
        <ns1:text-properties ns1:font-name="StarSymbol"/>
      </ns7:list-level-style-bullet>
      <ns7:list-level-style-bullet ns1:num-suffix="." ns7:bullet-char="○" ns7:level="5" ns7:style-name="Bullet_20_Symbols">
        <ns1:list-level-properties ns7:min-label-width="0.635cm" ns7:space-before="3.175cm"/>
        <ns1:text-properties ns1:font-name="StarSymbol"/>
      </ns7:list-level-style-bullet>
      <ns7:list-level-style-bullet ns1:num-suffix="." ns7:bullet-char="■" ns7:level="6" ns7:style-name="Bullet_20_Symbols">
        <ns1:list-level-properties ns7:min-label-width="0.635cm" ns7:space-before="3.81cm"/>
        <ns1:text-properties ns1:font-name="StarSymbol"/>
      </ns7:list-level-style-bullet>
      <ns7:list-level-style-bullet ns1:num-suffix="." ns7:bullet-char="●" ns7:level="7" ns7:style-name="Bullet_20_Symbols">
        <ns1:list-level-properties ns7:min-label-width="0.635cm" ns7:space-before="4.445cm"/>
        <ns1:text-properties ns1:font-name="StarSymbol"/>
      </ns7:list-level-style-bullet>
      <ns7:list-level-style-bullet ns1:num-suffix="." ns7:bullet-char="○" ns7:level="8" ns7:style-name="Bullet_20_Symbols">
        <ns1:list-level-properties ns7:min-label-width="0.635cm" ns7:space-before="5.08cm"/>
        <ns1:text-properties ns1:font-name="StarSymbol"/>
      </ns7:list-level-style-bullet>
      <ns7:list-level-style-bullet ns1:num-suffix="." ns7:bullet-char="■" ns7:level="9" ns7:style-name="Bullet_20_Symbols">
        <ns1:list-level-properties ns7:min-label-width="0.635cm" ns7:space-before="5.715cm"/>
        <ns1:text-properties ns1:font-name="StarSymbol"/>
      </ns7:list-level-style-bullet>
      <ns7:list-level-style-bullet ns1:num-suffix="." ns7:bullet-char="●" ns7:level="10" ns7:style-name="Bullet_20_Symbols">
        <ns1:list-level-properties ns7:min-label-width="0.635cm" ns7:space-before="6.35cm"/>
        <ns1:text-properties ns1:font-name="StarSymbol"/>
      </ns7:list-level-style-bullet>
    </ns7:list-style>
    <ns7:list-style ns1:name="rststyle-tocenumlist">
      <ns7:list-level-style-number ns1:num-format="1" ns1:num-prefix=" " ns1:num-suffix=" " ns7:level="1" ns7:style-name="Numbering_20_Symbols">
        <ns1:list-level-properties ns7:min-label-width="0.635cm" ns7:space-before="0.635cm"/>
      </ns7:list-level-style-number>
      <ns7:list-level-style-number ns1:num-format="1" ns1:num-prefix=" " ns1:num-suffix=" " ns7:display-levels="2" ns7:level="2" ns7:style-name="Numbering_20_Symbols">
        <ns1:list-level-properties ns7:min-label-width="0.635cm" ns7:space-before="1.27cm"/>
      </ns7:list-level-style-number>
      <ns7:list-level-style-number ns1:num-format="1" ns1:num-prefix=" " ns1:num-suffix=" " ns7:display-levels="3" ns7:level="3" ns7:style-name="Numbering_20_Symbols">
        <ns1:list-level-properties ns7:min-label-width="0.635cm" ns7:space-before="1.905cm"/>
      </ns7:list-level-style-number>
      <ns7:list-level-style-number ns1:num-format="1" ns1:num-prefix=" " ns1:num-suffix=" " ns7:display-levels="4" ns7:level="4" ns7:style-name="Numbering_20_Symbols">
        <ns1:list-level-properties ns7:min-label-width="0.635cm" ns7:space-before="2.54cm"/>
      </ns7:list-level-style-number>
      <ns7:list-level-style-number ns1:num-format="1" ns1:num-prefix=" " ns1:num-suffix=" " ns7:display-levels="5" ns7:level="5" ns7:style-name="Numbering_20_Symbols">
        <ns1:list-level-properties ns7:min-label-width="0.635cm" ns7:space-before="3.175cm"/>
      </ns7:list-level-style-number>
      <ns7:list-level-style-number ns1:num-format="1" ns1:num-prefix=" " ns1:num-suffix=" " ns7:display-levels="6" ns7:level="6" ns7:style-name="Numbering_20_Symbols">
        <ns1:list-level-properties ns7:min-label-width="0.635cm" ns7:space-before="3.81cm"/>
      </ns7:list-level-style-number>
      <ns7:list-level-style-number ns1:num-format="1" ns1:num-prefix=" " ns1:num-suffix=" " ns7:display-levels="7" ns7:level="7" ns7:style-name="Numbering_20_Symbols">
        <ns1:list-level-properties ns7:min-label-width="0.635cm" ns7:space-before="4.445cm"/>
      </ns7:list-level-style-number>
      <ns7:list-level-style-number ns1:num-format="1" ns1:num-prefix=" " ns1:num-suffix=" " ns7:display-levels="8" ns7:level="8" ns7:style-name="Numbering_20_Symbols">
        <ns1:list-level-properties ns7:min-label-width="0.635cm" ns7:space-before="5.08cm"/>
      </ns7:list-level-style-number>
      <ns7:list-level-style-number ns1:num-format="1" ns1:num-prefix=" " ns1:num-suffix=" " ns7:display-levels="9" ns7:level="9" ns7:style-name="Numbering_20_Symbols">
        <ns1:list-level-properties ns7:min-label-width="0.635cm" ns7:space-before="5.715cm"/>
      </ns7:list-level-style-number>
      <ns7:list-level-style-number ns1:num-format="1" ns1:num-prefix=" " ns1:num-suffix=" " ns7:display-levels="10" ns7:level="10" ns7:style-name="Numbering_20_Symbols">
        <ns1:list-level-properties ns7:min-label-width="0.635cm" ns7:space-before="6.35cm"/>
      </ns7:list-level-style-number>
    </ns7:list-style>
    <ns7:list-style ns1:name="rststyle-tocbulletlist">
      <ns7:list-level-style-bullet ns1:num-prefix=" " ns1:num-suffix="." ns7:bullet-char="●" ns7:level="1" ns7:style-name="Bullet_20_Symbols">
        <ns1:list-level-properties ns7:min-label-width="0.635cm" ns7:space-before="0.635cm"/>
        <ns1:text-properties ns1:font-name="StarSymbol"/>
      </ns7:list-level-style-bullet>
      <ns7:list-level-style-bullet ns1:num-prefix=" " ns1:num-suffix="." ns7:bullet-char="●" ns7:level="2" ns7:style-name="Bullet_20_Symbols">
        <ns1:list-level-properties ns7:min-label-width="0.635cm" ns7:space-before="1.27cm"/>
        <ns1:text-properties ns1:font-name="StarSymbol"/>
      </ns7:list-level-style-bullet>
      <ns7:list-level-style-bullet ns1:num-prefix=" " ns1:num-suffix=")" ns7:bullet-char="●" ns7:level="3" ns7:style-name="Bullet_20_Symbols">
        <ns1:list-level-properties ns7:min-label-width="0.635cm" ns7:space-before="1.905cm"/>
        <ns1:text-properties ns1:font-name="StarSymbol"/>
      </ns7:list-level-style-bullet>
      <ns7:list-level-style-bullet ns1:num-prefix=" " ns1:num-suffix=" " ns7:bullet-char="●" ns7:level="4" ns7:style-name="Bullet_20_Symbols">
        <ns1:list-level-properties ns7:min-label-width="0.635cm" ns7:space-before="2.54cm"/>
        <ns1:text-properties ns1:font-name="StarSymbol"/>
      </ns7:list-level-style-bullet>
      <ns7:list-level-style-bullet ns1:num-prefix=" " ns1:num-suffix=" " ns7:bullet-char="●" ns7:level="5" ns7:style-name="Bullet_20_Symbols">
        <ns1:list-level-properties ns7:min-label-width="0.635cm" ns7:space-before="3.175cm"/>
        <ns1:text-properties ns1:font-name="StarSymbol"/>
      </ns7:list-level-style-bullet>
      <ns7:list-level-style-bullet ns1:num-prefix=" " ns1:num-suffix=" " ns7:bullet-char="●" ns7:level="6" ns7:style-name="Bullet_20_Symbols">
        <ns1:list-level-properties ns7:min-label-width="0.635cm" ns7:space-before="3.81cm"/>
        <ns1:text-properties ns1:font-name="StarSymbol"/>
      </ns7:list-level-style-bullet>
      <ns7:list-level-style-bullet ns1:num-prefix=" " ns1:num-suffix=" " ns7:bullet-char="●" ns7:level="7" ns7:style-name="Bullet_20_Symbols">
        <ns1:list-level-properties ns7:min-label-width="0.635cm" ns7:space-before="4.445cm"/>
        <ns1:text-properties ns1:font-name="StarSymbol"/>
      </ns7:list-level-style-bullet>
      <ns7:list-level-style-bullet ns1:num-prefix=" " ns1:num-suffix=" " ns7:bullet-char="●" ns7:level="8" ns7:style-name="Bullet_20_Symbols">
        <ns1:list-level-properties ns7:min-label-width="0.635cm" ns7:space-before="5.08cm"/>
        <ns1:text-properties ns1:font-name="StarSymbol"/>
      </ns7:list-level-style-bullet>
      <ns7:list-level-style-bullet ns1:num-prefix=" " ns1:num-suffix=" " ns7:bullet-char="●" ns7:level="9" ns7:style-name="Bullet_20_Symbols">
        <ns1:list-level-properties ns7:min-label-width="0.635cm" ns7:space-before="5.715cm"/>
        <ns1:text-properties ns1:font-name="StarSymbol"/>
      </ns7:list-level-style-bullet>
      <ns7:list-level-style-bullet ns1:num-prefix=" " ns1:num-suffix=" " ns7:bullet-char="●" ns7:level="10" ns7:style-name="Bullet_20_Symbols">
        <ns1:list-level-properties ns7:min-label-width="0.635cm" ns7:space-before="6.35cm"/>
        <ns1:text-properties ns1:font-name="StarSymbol"/>
      </ns7:list-level-style-bullet>
    </ns7:list-style>
    <ns7:list-style ns1:name="rststyle-blockquote-bulletlist">
      <ns7:list-level-style-bullet ns1:num-suffix="." ns7:bullet-char="●" ns7:level="1" ns7:style-name="Bullet_20_Symbols">
        <ns1:list-level-properties ns7:min-label-width="0.635cm" ns7:space-before="0.635cm"/>
        <ns1:text-properties ns1:font-name="StarSymbol"/>
      </ns7:list-level-style-bullet>
      <ns7:list-level-style-bullet ns1:num-suffix="." ns7:bullet-char="●" ns7:level="2" ns7:style-name="Bullet_20_Symbols">
        <ns1:list-level-properties ns7:min-label-width="0.635cm" ns7:space-before="1.27cm"/>
        <ns1:text-properties ns1:font-name="StarSymbol"/>
      </ns7:list-level-style-bullet>
      <ns7:list-level-style-bullet ns1:num-suffix="." ns7:bullet-char="●" ns7:level="3" ns7:style-name="Bullet_20_Symbols">
        <ns1:list-level-properties ns7:min-label-width="0.635cm" ns7:space-before="1.905cm"/>
        <ns1:text-properties ns1:font-name="StarSymbol"/>
      </ns7:list-level-style-bullet>
      <ns7:list-level-style-bullet ns1:num-suffix="." ns7:bullet-char="●" ns7:level="4" ns7:style-name="Bullet_20_Symbols">
        <ns1:list-level-properties ns7:min-label-width="0.635cm" ns7:space-before="2.54cm"/>
        <ns1:text-properties ns1:font-name="StarSymbol"/>
      </ns7:list-level-style-bullet>
      <ns7:list-level-style-bullet ns1:num-suffix="." ns7:bullet-char="●" ns7:level="5" ns7:style-name="Bullet_20_Symbols">
        <ns1:list-level-properties ns7:min-label-width="0.635cm" ns7:space-before="3.175cm"/>
        <ns1:text-properties ns1:font-name="StarSymbol"/>
      </ns7:list-level-style-bullet>
      <ns7:list-level-style-bullet ns1:num-suffix="." ns7:bullet-char="●" ns7:level="6" ns7:style-name="Bullet_20_Symbols">
        <ns1:list-level-properties ns7:min-label-width="0.635cm" ns7:space-before="3.81cm"/>
        <ns1:text-properties ns1:font-name="StarSymbol"/>
      </ns7:list-level-style-bullet>
      <ns7:list-level-style-bullet ns1:num-suffix="." ns7:bullet-char="●" ns7:level="7" ns7:style-name="Bullet_20_Symbols">
        <ns1:list-level-properties ns7:min-label-width="0.635cm" ns7:space-before="4.445cm"/>
        <ns1:text-properties ns1:font-name="StarSymbol"/>
      </ns7:list-level-style-bullet>
      <ns7:list-level-style-bullet ns1:num-suffix="." ns7:bullet-char="●" ns7:level="8" ns7:style-name="Bullet_20_Symbols">
        <ns1:list-level-properties ns7:min-label-width="0.635cm" ns7:space-before="5.08cm"/>
        <ns1:text-properties ns1:font-name="StarSymbol"/>
      </ns7:list-level-style-bullet>
      <ns7:list-level-style-bullet ns1:num-suffix="." ns7:bullet-char="●" ns7:level="9" ns7:style-name="Bullet_20_Symbols">
        <ns1:list-level-properties ns7:min-label-width="0.635cm" ns7:space-before="5.715cm"/>
        <ns1:text-properties ns1:font-name="StarSymbol"/>
      </ns7:list-level-style-bullet>
      <ns7:list-level-style-bullet ns1:num-suffix="." ns7:bullet-char="●" ns7:level="10" ns7:style-name="Bullet_20_Symbols">
        <ns1:list-level-properties ns7:min-label-width="0.635cm" ns7:space-before="6.35cm"/>
        <ns1:text-properties ns1:font-name="StarSymbol"/>
      </ns7:list-level-style-bullet>
    </ns7:list-style>
    <ns7:list-style ns1:name="rststyle-blockquote-enumlist">
      <ns7:list-level-style-number ns1:num-format="1" ns1:num-suffix="." ns7:level="1">
        <ns1:list-level-properties ns7:min-label-width="0.635cm" ns7:space-before="0.635cm"/>
      </ns7:list-level-style-number>
      <ns7:list-level-style-number ns1:num-format="1" ns1:num-suffix="." ns7:level="2">
        <ns1:list-level-properties ns7:min-label-width="0.635cm" ns7:space-before="1.27cm"/>
      </ns7:list-level-style-number>
      <ns7:list-level-style-number ns1:num-format="1" ns1:num-suffix="." ns7:level="3">
        <ns1:list-level-properties ns7:min-label-width="0.635cm" ns7:space-before="1.905cm"/>
      </ns7:list-level-style-number>
      <ns7:list-level-style-number ns1:num-format="1" ns1:num-suffix="." ns7:level="4">
        <ns1:list-level-properties ns7:min-label-width="0.635cm" ns7:space-before="2.54cm"/>
      </ns7:list-level-style-number>
      <ns7:list-level-style-number ns1:num-format="1" ns1:num-suffix="." ns7:level="5">
        <ns1:list-level-properties ns7:min-label-width="0.635cm" ns7:space-before="3.175cm"/>
      </ns7:list-level-style-number>
      <ns7:list-level-style-number ns1:num-format="1" ns1:num-suffix="." ns7:level="6">
        <ns1:list-level-properties ns7:min-label-width="0.635cm" ns7:space-before="3.81cm"/>
      </ns7:list-level-style-number>
      <ns7:list-level-style-number ns1:num-format="1" ns1:num-suffix="." ns7:level="7">
        <ns1:list-level-properties ns7:min-label-width="0.635cm" ns7:space-before="4.445cm"/>
      </ns7:list-level-style-number>
      <ns7:list-level-style-number ns1:num-format="1" ns1:num-suffix="." ns7:level="8">
        <ns1:list-level-properties ns7:min-label-width="0.635cm" ns7:space-before="5.08cm"/>
      </ns7:list-level-style-number>
      <ns7:list-level-style-number ns1:num-format="1" ns1:num-suffix="." ns7:level="9">
        <ns1:list-level-properties ns7:min-label-width="0.635cm" ns7:space-before="5.715cm"/>
      </ns7:list-level-style-number>
      <ns7:list-level-style-number ns1:num-format="1" ns1:num-suffix="." ns7:level="10">
        <ns1:list-level-properties ns7:min-label-width="0.635cm" ns7:space-before="6.35cm"/>
      </ns7:list-level-style-number>
    </ns7:list-style>
    <ns7:list-style ns1:name="rststyle-highlights-bulletlist">
      <ns7:list-level-style-bullet ns1:num-suffix="." ns7:bullet-char="●" ns7:level="1" ns7:style-name="Bullet_20_Symbols">
        <ns1:list-level-properties ns7:min-label-width="0.635cm" ns7:space-before="0.635cm"/>
        <ns1:text-properties ns1:font-name="StarSymbol"/>
      </ns7:list-level-style-bullet>
      <ns7:list-level-style-bullet ns1:num-suffix="." ns7:bullet-char="●" ns7:level="2" ns7:style-name="Bullet_20_Symbols">
        <ns1:list-level-properties ns7:min-label-width="0.635cm" ns7:space-before="1.27cm"/>
        <ns1:text-properties ns1:font-name="StarSymbol"/>
      </ns7:list-level-style-bullet>
      <ns7:list-level-style-bullet ns1:num-suffix="." ns7:bullet-char="●" ns7:level="3" ns7:style-name="Bullet_20_Symbols">
        <ns1:list-level-properties ns7:min-label-width="0.635cm" ns7:space-before="1.905cm"/>
        <ns1:text-properties ns1:font-name="StarSymbol"/>
      </ns7:list-level-style-bullet>
      <ns7:list-level-style-bullet ns1:num-suffix="." ns7:bullet-char="●" ns7:level="4" ns7:style-name="Bullet_20_Symbols">
        <ns1:list-level-properties ns7:min-label-width="0.635cm" ns7:space-before="2.54cm"/>
        <ns1:text-properties ns1:font-name="StarSymbol"/>
      </ns7:list-level-style-bullet>
      <ns7:list-level-style-bullet ns1:num-suffix="." ns7:bullet-char="●" ns7:level="5" ns7:style-name="Bullet_20_Symbols">
        <ns1:list-level-properties ns7:min-label-width="0.635cm" ns7:space-before="3.175cm"/>
        <ns1:text-properties ns1:font-name="StarSymbol"/>
      </ns7:list-level-style-bullet>
      <ns7:list-level-style-bullet ns1:num-suffix="." ns7:bullet-char="●" ns7:level="6" ns7:style-name="Bullet_20_Symbols">
        <ns1:list-level-properties ns7:min-label-width="0.635cm" ns7:space-before="3.81cm"/>
        <ns1:text-properties ns1:font-name="StarSymbol"/>
      </ns7:list-level-style-bullet>
      <ns7:list-level-style-bullet ns1:num-suffix="." ns7:bullet-char="●" ns7:level="7" ns7:style-name="Bullet_20_Symbols">
        <ns1:list-level-properties ns7:min-label-width="0.635cm" ns7:space-before="4.445cm"/>
        <ns1:text-properties ns1:font-name="StarSymbol"/>
      </ns7:list-level-style-bullet>
      <ns7:list-level-style-bullet ns1:num-suffix="." ns7:bullet-char="●" ns7:level="8" ns7:style-name="Bullet_20_Symbols">
        <ns1:list-level-properties ns7:min-label-width="0.635cm" ns7:space-before="5.08cm"/>
        <ns1:text-properties ns1:font-name="StarSymbol"/>
      </ns7:list-level-style-bullet>
      <ns7:list-level-style-bullet ns1:num-suffix="." ns7:bullet-char="●" ns7:level="9" ns7:style-name="Bullet_20_Symbols">
        <ns1:list-level-properties ns7:min-label-width="0.635cm" ns7:space-before="5.715cm"/>
        <ns1:text-properties ns1:font-name="StarSymbol"/>
      </ns7:list-level-style-bullet>
      <ns7:list-level-style-bullet ns1:num-suffix="." ns7:bullet-char="●" ns7:level="10" ns7:style-name="Bullet_20_Symbols">
        <ns1:list-level-properties ns7:min-label-width="0.635cm" ns7:space-before="6.35cm"/>
        <ns1:text-properties ns1:font-name="StarSymbol"/>
      </ns7:list-level-style-bullet>
    </ns7:list-style>
    <ns7:list-style ns1:name="rststyle-highlights-enumlist">
      <ns7:list-level-style-number ns1:num-format="1" ns1:num-suffix="." ns7:level="1">
        <ns1:list-level-properties ns7:min-label-width="0.635cm" ns7:space-before="0.635cm"/>
      </ns7:list-level-style-number>
      <ns7:list-level-style-number ns1:num-format="1" ns1:num-suffix="." ns7:level="2">
        <ns1:list-level-properties ns7:min-label-width="0.635cm" ns7:space-before="1.27cm"/>
      </ns7:list-level-style-number>
      <ns7:list-level-style-number ns1:num-format="1" ns1:num-suffix="." ns7:level="3">
        <ns1:list-level-properties ns7:min-label-width="0.635cm" ns7:space-before="1.905cm"/>
      </ns7:list-level-style-number>
      <ns7:list-level-style-number ns1:num-format="1" ns1:num-suffix="." ns7:level="4">
        <ns1:list-level-properties ns7:min-label-width="0.635cm" ns7:space-before="2.54cm"/>
      </ns7:list-level-style-number>
      <ns7:list-level-style-number ns1:num-format="1" ns1:num-suffix="." ns7:level="5">
        <ns1:list-level-properties ns7:min-label-width="0.635cm" ns7:space-before="3.175cm"/>
      </ns7:list-level-style-number>
      <ns7:list-level-style-number ns1:num-format="1" ns1:num-suffix="." ns7:level="6">
        <ns1:list-level-properties ns7:min-label-width="0.635cm" ns7:space-before="3.81cm"/>
      </ns7:list-level-style-number>
      <ns7:list-level-style-number ns1:num-format="1" ns1:num-suffix="." ns7:level="7">
        <ns1:list-level-properties ns7:min-label-width="0.635cm" ns7:space-before="4.445cm"/>
      </ns7:list-level-style-number>
      <ns7:list-level-style-number ns1:num-format="1" ns1:num-suffix="." ns7:level="8">
        <ns1:list-level-properties ns7:min-label-width="0.635cm" ns7:space-before="5.08cm"/>
      </ns7:list-level-style-number>
      <ns7:list-level-style-number ns1:num-format="1" ns1:num-suffix="." ns7:level="9">
        <ns1:list-level-properties ns7:min-label-width="0.635cm" ns7:space-before="5.715cm"/>
      </ns7:list-level-style-number>
      <ns7:list-level-style-number ns1:num-format="1" ns1:num-suffix="." ns7:level="10">
        <ns1:list-level-properties ns7:min-label-width="0.635cm" ns7:space-before="6.35cm"/>
      </ns7:list-level-style-number>
    </ns7:list-style>
    <ns7:list-style ns1:name="rststyle-epigraph-bulletlist">
      <ns7:list-level-style-bullet ns1:num-suffix="." ns7:bullet-char="●" ns7:level="1" ns7:style-name="Bullet_20_Symbols">
        <ns1:list-level-properties ns7:min-label-width="0.635cm" ns7:space-before="0.635cm"/>
        <ns1:text-properties ns1:font-name="StarSymbol"/>
      </ns7:list-level-style-bullet>
      <ns7:list-level-style-bullet ns1:num-suffix="." ns7:bullet-char="●" ns7:level="2" ns7:style-name="Bullet_20_Symbols">
        <ns1:list-level-properties ns7:min-label-width="0.635cm" ns7:space-before="1.27cm"/>
        <ns1:text-properties ns1:font-name="StarSymbol"/>
      </ns7:list-level-style-bullet>
      <ns7:list-level-style-bullet ns1:num-suffix="." ns7:bullet-char="●" ns7:level="3" ns7:style-name="Bullet_20_Symbols">
        <ns1:list-level-properties ns7:min-label-width="0.635cm" ns7:space-before="1.905cm"/>
        <ns1:text-properties ns1:font-name="StarSymbol"/>
      </ns7:list-level-style-bullet>
      <ns7:list-level-style-bullet ns1:num-suffix="." ns7:bullet-char="●" ns7:level="4" ns7:style-name="Bullet_20_Symbols">
        <ns1:list-level-properties ns7:min-label-width="0.635cm" ns7:space-before="2.54cm"/>
        <ns1:text-properties ns1:font-name="StarSymbol"/>
      </ns7:list-level-style-bullet>
      <ns7:list-level-style-bullet ns1:num-suffix="." ns7:bullet-char="●" ns7:level="5" ns7:style-name="Bullet_20_Symbols">
        <ns1:list-level-properties ns7:min-label-width="0.635cm" ns7:space-before="3.175cm"/>
        <ns1:text-properties ns1:font-name="StarSymbol"/>
      </ns7:list-level-style-bullet>
      <ns7:list-level-style-bullet ns1:num-suffix="." ns7:bullet-char="●" ns7:level="6" ns7:style-name="Bullet_20_Symbols">
        <ns1:list-level-properties ns7:min-label-width="0.635cm" ns7:space-before="3.81cm"/>
        <ns1:text-properties ns1:font-name="StarSymbol"/>
      </ns7:list-level-style-bullet>
      <ns7:list-level-style-bullet ns1:num-suffix="." ns7:bullet-char="●" ns7:level="7" ns7:style-name="Bullet_20_Symbols">
        <ns1:list-level-properties ns7:min-label-width="0.635cm" ns7:space-before="4.445cm"/>
        <ns1:text-properties ns1:font-name="StarSymbol"/>
      </ns7:list-level-style-bullet>
      <ns7:list-level-style-bullet ns1:num-suffix="." ns7:bullet-char="●" ns7:level="8" ns7:style-name="Bullet_20_Symbols">
        <ns1:list-level-properties ns7:min-label-width="0.635cm" ns7:space-before="5.08cm"/>
        <ns1:text-properties ns1:font-name="StarSymbol"/>
      </ns7:list-level-style-bullet>
      <ns7:list-level-style-bullet ns1:num-suffix="." ns7:bullet-char="●" ns7:level="9" ns7:style-name="Bullet_20_Symbols">
        <ns1:list-level-properties ns7:min-label-width="0.635cm" ns7:space-before="5.715cm"/>
        <ns1:text-properties ns1:font-name="StarSymbol"/>
      </ns7:list-level-style-bullet>
      <ns7:list-level-style-bullet ns1:num-suffix="." ns7:bullet-char="●" ns7:level="10" ns7:style-name="Bullet_20_Symbols">
        <ns1:list-level-properties ns7:min-label-width="0.635cm" ns7:space-before="6.35cm"/>
        <ns1:text-properties ns1:font-name="StarSymbol"/>
      </ns7:list-level-style-bullet>
    </ns7:list-style>
    <ns7:list-style ns1:name="rststyle-epigraph-enumlist">
      <ns7:list-level-style-number ns1:num-format="1" ns1:num-suffix="." ns7:level="1">
        <ns1:list-level-properties ns7:min-label-width="0.635cm" ns7:space-before="0.635cm"/>
      </ns7:list-level-style-number>
      <ns7:list-level-style-number ns1:num-format="1" ns1:num-suffix="." ns7:level="2">
        <ns1:list-level-properties ns7:min-label-width="0.635cm" ns7:space-before="1.27cm"/>
      </ns7:list-level-style-number>
      <ns7:list-level-style-number ns1:num-format="1" ns1:num-suffix="." ns7:level="3">
        <ns1:list-level-properties ns7:min-label-width="0.635cm" ns7:space-before="1.905cm"/>
      </ns7:list-level-style-number>
      <ns7:list-level-style-number ns1:num-format="1" ns1:num-suffix="." ns7:level="4">
        <ns1:list-level-properties ns7:min-label-width="0.635cm" ns7:space-before="2.54cm"/>
      </ns7:list-level-style-number>
      <ns7:list-level-style-number ns1:num-format="1" ns1:num-suffix="." ns7:level="5">
        <ns1:list-level-properties ns7:min-label-width="0.635cm" ns7:space-before="3.175cm"/>
      </ns7:list-level-style-number>
      <ns7:list-level-style-number ns1:num-format="1" ns1:num-suffix="." ns7:level="6">
        <ns1:list-level-properties ns7:min-label-width="0.635cm" ns7:space-before="3.81cm"/>
      </ns7:list-level-style-number>
      <ns7:list-level-style-number ns1:num-format="1" ns1:num-suffix="." ns7:level="7">
        <ns1:list-level-properties ns7:min-label-width="0.635cm" ns7:space-before="4.445cm"/>
      </ns7:list-level-style-number>
      <ns7:list-level-style-number ns1:num-format="1" ns1:num-suffix="." ns7:level="8">
        <ns1:list-level-properties ns7:min-label-width="0.635cm" ns7:space-before="5.08cm"/>
      </ns7:list-level-style-number>
      <ns7:list-level-style-number ns1:num-format="1" ns1:num-suffix="." ns7:level="9">
        <ns1:list-level-properties ns7:min-label-width="0.635cm" ns7:space-before="5.715cm"/>
      </ns7:list-level-style-number>
      <ns7:list-level-style-number ns1:num-format="1" ns1:num-suffix="." ns7:level="10">
        <ns1:list-level-properties ns7:min-label-width="0.635cm" ns7:space-before="6.35cm"/>
      </ns7:list-level-style-number>
    </ns7:list-style>
    <ns7:list-style ns1:name="rststyle-enumlist-arabic">
      <ns7:list-level-style-number ns1:num-format="1" ns1:num-suffix="." ns7:level="1">
        <ns1:list-level-properties ns7:min-label-width="0.635cm" ns7:space-before="0.635cm"/>
      </ns7:list-level-style-number>
      <ns7:list-level-style-number ns1:num-format="1" ns1:num-suffix="." ns7:level="2">
        <ns1:list-level-properties ns7:min-label-width="0.635cm" ns7:space-before="1.27cm"/>
      </ns7:list-level-style-number>
      <ns7:list-level-style-number ns1:num-format="1" ns1:num-suffix="." ns7:level="3">
        <ns1:list-level-properties ns7:min-label-width="0.635cm" ns7:space-before="1.905cm"/>
      </ns7:list-level-style-number>
      <ns7:list-level-style-number ns1:num-format="1" ns1:num-suffix="." ns7:level="4">
        <ns1:list-level-properties ns7:min-label-width="0.635cm" ns7:space-before="2.54cm"/>
      </ns7:list-level-style-number>
      <ns7:list-level-style-number ns1:num-format="1" ns1:num-suffix="." ns7:level="5">
        <ns1:list-level-properties ns7:min-label-width="0.635cm" ns7:space-before="3.175cm"/>
      </ns7:list-level-style-number>
      <ns7:list-level-style-number ns1:num-format="1" ns1:num-suffix="." ns7:level="6">
        <ns1:list-level-properties ns7:min-label-width="0.635cm" ns7:space-before="3.81cm"/>
      </ns7:list-level-style-number>
      <ns7:list-level-style-number ns1:num-format="1" ns1:num-suffix="." ns7:level="7">
        <ns1:list-level-properties ns7:min-label-width="0.635cm" ns7:space-before="4.445cm"/>
      </ns7:list-level-style-number>
      <ns7:list-level-style-number ns1:num-format="1" ns1:num-suffix="." ns7:level="8">
        <ns1:list-level-properties ns7:min-label-width="0.635cm" ns7:space-before="5.08cm"/>
      </ns7:list-level-style-number>
      <ns7:list-level-style-number ns1:num-format="1" ns1:num-suffix="." ns7:level="9">
        <ns1:list-level-properties ns7:min-label-width="0.635cm" ns7:space-before="5.715cm"/>
      </ns7:list-level-style-number>
      <ns7:list-level-style-number ns1:num-format="1" ns1:num-suffix="." ns7:level="10">
        <ns1:list-level-properties ns7:min-label-width="0.635cm" ns7:space-before="6.35cm"/>
      </ns7:list-level-style-number>
    </ns7:list-style>
    <ns7:list-style ns1:name="rststyle-enumlist-loweralpha">
      <ns7:list-level-style-number ns1:num-format="a" ns1:num-suffix=")" ns7:level="1">
        <ns1:list-level-properties ns7:min-label-width="0.635cm" ns7:space-before="0.635cm"/>
      </ns7:list-level-style-number>
      <ns7:list-level-style-number ns1:num-format="a" ns1:num-suffix=")" ns7:level="2">
        <ns1:list-level-properties ns7:min-label-width="0.635cm" ns7:space-before="1.27cm"/>
      </ns7:list-level-style-number>
      <ns7:list-level-style-number ns1:num-format="a" ns1:num-suffix=")" ns7:level="3">
        <ns1:list-level-properties ns7:min-label-width="0.635cm" ns7:space-before="1.905cm"/>
      </ns7:list-level-style-number>
      <ns7:list-level-style-number ns1:num-format="a" ns1:num-suffix=")" ns7:level="4">
        <ns1:list-level-properties ns7:min-label-width="0.635cm" ns7:space-before="2.54cm"/>
      </ns7:list-level-style-number>
      <ns7:list-level-style-number ns1:num-format="a" ns1:num-suffix=")" ns7:level="5">
        <ns1:list-level-properties ns7:min-label-width="0.635cm" ns7:space-before="3.175cm"/>
      </ns7:list-level-style-number>
      <ns7:list-level-style-number ns1:num-format="a" ns1:num-suffix=")" ns7:level="6">
        <ns1:list-level-properties ns7:min-label-width="0.635cm" ns7:space-before="3.81cm"/>
      </ns7:list-level-style-number>
      <ns7:list-level-style-number ns1:num-format="a" ns1:num-suffix=")" ns7:level="7">
        <ns1:list-level-properties ns7:min-label-width="0.635cm" ns7:space-before="4.445cm"/>
      </ns7:list-level-style-number>
      <ns7:list-level-style-number ns1:num-format="a" ns1:num-suffix=")" ns7:level="8">
        <ns1:list-level-properties ns7:min-label-width="0.635cm" ns7:space-before="5.08cm"/>
      </ns7:list-level-style-number>
      <ns7:list-level-style-number ns1:num-format="a" ns1:num-suffix=")" ns7:level="9">
        <ns1:list-level-properties ns7:min-label-width="0.635cm" ns7:space-before="5.715cm"/>
      </ns7:list-level-style-number>
      <ns7:list-level-style-number ns1:num-format="a" ns1:num-suffix=")" ns7:level="10">
        <ns1:list-level-properties ns7:min-label-width="0.635cm" ns7:space-before="6.35cm"/>
      </ns7:list-level-style-number>
    </ns7:list-style>
    <ns7:list-style ns1:name="rststyle-enumlist-lowerroman">
      <ns7:list-level-style-number ns1:num-format="i" ns1:num-suffix="." ns7:level="1">
        <ns1:list-level-properties ns7:min-label-width="0.635cm" ns7:space-before="0.635cm"/>
      </ns7:list-level-style-number>
      <ns7:list-level-style-number ns1:num-format="i" ns1:num-suffix="." ns7:level="2">
        <ns1:list-level-properties ns7:min-label-width="0.635cm" ns7:space-before="1.27cm"/>
      </ns7:list-level-style-number>
      <ns7:list-level-style-number ns1:num-format="i" ns1:num-suffix="." ns7:level="3">
        <ns1:list-level-properties ns7:min-label-width="0.635cm" ns7:space-before="1.905cm"/>
      </ns7:list-level-style-number>
      <ns7:list-level-style-number ns1:num-format="i" ns1:num-suffix="." ns7:level="4">
        <ns1:list-level-properties ns7:min-label-width="0.635cm" ns7:space-before="2.54cm"/>
      </ns7:list-level-style-number>
      <ns7:list-level-style-number ns1:num-format="i" ns1:num-suffix="." ns7:level="5">
        <ns1:list-level-properties ns7:min-label-width="0.635cm" ns7:space-before="3.175cm"/>
      </ns7:list-level-style-number>
      <ns7:list-level-style-number ns1:num-format="i" ns1:num-suffix="." ns7:level="6">
        <ns1:list-level-properties ns7:min-label-width="0.635cm" ns7:space-before="3.81cm"/>
      </ns7:list-level-style-number>
      <ns7:list-level-style-number ns1:num-format="i" ns1:num-suffix="." ns7:level="7">
        <ns1:list-level-properties ns7:min-label-width="0.635cm" ns7:space-before="4.445cm"/>
      </ns7:list-level-style-number>
      <ns7:list-level-style-number ns1:num-format="i" ns1:num-suffix="." ns7:level="8">
        <ns1:list-level-properties ns7:min-label-width="0.635cm" ns7:space-before="5.08cm"/>
      </ns7:list-level-style-number>
      <ns7:list-level-style-number ns1:num-format="i" ns1:num-suffix="." ns7:level="9">
        <ns1:list-level-properties ns7:min-label-width="0.635cm" ns7:space-before="5.715cm"/>
      </ns7:list-level-style-number>
      <ns7:list-level-style-number ns1:num-format="i" ns1:num-suffix="." ns7:level="10">
        <ns1:list-level-properties ns7:min-label-width="0.635cm" ns7:space-before="6.35cm"/>
      </ns7:list-level-style-number>
    </ns7:list-style>
    <ns7:list-style ns1:name="rststyle-enumlist-upperalpha">
      <ns7:list-level-style-number ns1:num-format="A" ns1:num-suffix=")" ns7:level="1">
        <ns1:list-level-properties ns7:min-label-width="0.635cm" ns7:space-before="0.635cm"/>
      </ns7:list-level-style-number>
      <ns7:list-level-style-number ns1:num-format="A" ns1:num-suffix=")" ns7:level="2">
        <ns1:list-level-properties ns7:min-label-width="0.635cm" ns7:space-before="1.27cm"/>
      </ns7:list-level-style-number>
      <ns7:list-level-style-number ns1:num-format="A" ns1:num-suffix=")" ns7:level="3">
        <ns1:list-level-properties ns7:min-label-width="0.635cm" ns7:space-before="1.905cm"/>
      </ns7:list-level-style-number>
      <ns7:list-level-style-number ns1:num-format="A" ns1:num-suffix=")" ns7:level="4">
        <ns1:list-level-properties ns7:min-label-width="0.635cm" ns7:space-before="2.54cm"/>
      </ns7:list-level-style-number>
      <ns7:list-level-style-number ns1:num-format="A" ns1:num-suffix=")" ns7:level="5">
        <ns1:list-level-properties ns7:min-label-width="0.635cm" ns7:space-before="3.175cm"/>
      </ns7:list-level-style-number>
      <ns7:list-level-style-number ns1:num-format="A" ns1:num-suffix=")" ns7:level="6">
        <ns1:list-level-properties ns7:min-label-width="0.635cm" ns7:space-before="3.81cm"/>
      </ns7:list-level-style-number>
      <ns7:list-level-style-number ns1:num-format="A" ns1:num-suffix=")" ns7:level="7">
        <ns1:list-level-properties ns7:min-label-width="0.635cm" ns7:space-before="4.445cm"/>
      </ns7:list-level-style-number>
      <ns7:list-level-style-number ns1:num-format="A" ns1:num-suffix=")" ns7:level="8">
        <ns1:list-level-properties ns7:min-label-width="0.635cm" ns7:space-before="5.08cm"/>
      </ns7:list-level-style-number>
      <ns7:list-level-style-number ns1:num-format="A" ns1:num-suffix=")" ns7:level="9">
        <ns1:list-level-properties ns7:min-label-width="0.635cm" ns7:space-before="5.715cm"/>
      </ns7:list-level-style-number>
      <ns7:list-level-style-number ns1:num-format="A" ns1:num-suffix=")" ns7:level="10">
        <ns1:list-level-properties ns7:min-label-width="0.635cm" ns7:space-before="6.35cm"/>
      </ns7:list-level-style-number>
    </ns7:list-style>
    <ns7:list-style ns1:name="rststyle-enumlist-upperroman">
      <ns7:list-level-style-number ns1:num-format="I" ns1:num-suffix="." ns7:level="1">
        <ns1:list-level-properties ns7:min-label-width="0.635cm" ns7:space-before="0.635cm"/>
      </ns7:list-level-style-number>
      <ns7:list-level-style-number ns1:num-format="I" ns1:num-suffix="." ns7:level="2">
        <ns1:list-level-properties ns7:min-label-width="0.635cm" ns7:space-before="1.27cm"/>
      </ns7:list-level-style-number>
      <ns7:list-level-style-number ns1:num-format="I" ns1:num-suffix="." ns7:level="3">
        <ns1:list-level-properties ns7:min-label-width="0.635cm" ns7:space-before="1.905cm"/>
      </ns7:list-level-style-number>
      <ns7:list-level-style-number ns1:num-format="I" ns1:num-suffix="." ns7:level="4">
        <ns1:list-level-properties ns7:min-label-width="0.635cm" ns7:space-before="2.54cm"/>
      </ns7:list-level-style-number>
      <ns7:list-level-style-number ns1:num-format="I" ns1:num-suffix="." ns7:level="5">
        <ns1:list-level-properties ns7:min-label-width="0.635cm" ns7:space-before="3.175cm"/>
      </ns7:list-level-style-number>
      <ns7:list-level-style-number ns1:num-format="I" ns1:num-suffix="." ns7:level="6">
        <ns1:list-level-properties ns7:min-label-width="0.635cm" ns7:space-before="3.81cm"/>
      </ns7:list-level-style-number>
      <ns7:list-level-style-number ns1:num-format="I" ns1:num-suffix="." ns7:level="7">
        <ns1:list-level-properties ns7:min-label-width="0.635cm" ns7:space-before="4.445cm"/>
      </ns7:list-level-style-number>
      <ns7:list-level-style-number ns1:num-format="I" ns1:num-suffix="." ns7:level="8">
        <ns1:list-level-properties ns7:min-label-width="0.635cm" ns7:space-before="5.08cm"/>
      </ns7:list-level-style-number>
      <ns7:list-level-style-number ns1:num-format="I" ns1:num-suffix="." ns7:level="9">
        <ns1:list-level-properties ns7:min-label-width="0.635cm" ns7:space-before="5.715cm"/>
      </ns7:list-level-style-number>
      <ns7:list-level-style-number ns1:num-format="I" ns1:num-suffix="." ns7:level="10">
        <ns1:list-level-properties ns7:min-label-width="0.635cm" ns7:space-before="6.35cm"/>
      </ns7:list-level-style-number>
    </ns7:list-style>
    <ns7:notes-configuration ns1:num-format="1" ns7:citation-body-style-name="Footnote_20_anchor" ns7:citation-style-name="Footnote_20_Symbol" ns7:footnotes-position="page" ns7:note-class="footnote" ns7:start-numbering-at="document" ns7:start-value="0"/>
    <ns7:notes-configuration ns1:num-format="i" ns7:note-class="endnote" ns7:start-value="0"/>
    <ns7:linenumbering-configuration ns1:num-format="1" ns7:increment="5" ns7:number-lines="false" ns7:number-position="left" ns7:offset="0.499cm"/>
  </ns0:styles>
  <ns0:automatic-styles>
    <ns1:style ns1:family="paragraph" ns1:name="MP1" ns1:parent-style-name="Footer">
      <ns1:paragraph-properties ns1:justify-single-word="false" ns4:text-align="center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cm" ns1:num-format="1" ns1:print-orientation="portrait" ns1:writing-mode="lr-tb" ns4:margin-bottom="2.54cm" ns4:margin-left="3.175cm" ns4:margin-right="3.175cm" ns4:margin-top="2.54cm" ns4:page-height="27.94cm" ns4:page-width="21.59cm">
        <ns1:footnote-sep ns1:adjustment="left" ns1:color="#000000" ns1:distance-after-sep="0.101cm" ns1:distance-before-sep="0.101cm" ns1:line-style="none" ns1:rel-width="25%" ns1:width="0.018cm"/>
      </ns1:page-layout-properties>
      <ns1:header-style/>
      <ns1:footer-style/>
    </ns1:page-layout>
    <ns1:page-layout ns1:name="Mpm2">
      <ns1:page-layout-properties ns1:footnote-max-height="0cm" ns1:num-format="1" ns1:print-orientation="portrait" ns1:writing-mode="lr-tb" ns4:margin-bottom="2.54cm" ns4:margin-left="3.175cm" ns4:margin-right="3.175cm" ns4:margin-top="2.54cm" ns4:page-height="27.94cm" ns4:page-width="21.59cm">
        <ns1:footnote-sep ns1:adjustment="left" ns1:color="#000000" ns1:distance-after-sep="0.101cm" ns1:distance-before-sep="0.101cm" ns1:line-style="none" ns1:rel-width="25%" ns1:width="0.018cm"/>
      </ns1:page-layout-properties>
      <ns1:header-style/>
      <ns1:footer-style>
        <ns1:header-footer-properties ns4:margin-left="0cm" ns4:margin-right="0cm" ns4:margin-top="0.499cm" ns4:min-height="0cm"/>
      </ns1:footer-style>
    </ns1:page-layout>
    <ns1:page-layout ns1:name="Mpm3">
      <ns1:page-layout-properties ns1:footnote-max-height="0cm" ns1:num-format="1" ns1:print-orientation="portrait" ns1:writing-mode="lr-tb" ns4:margin-bottom="2.54cm" ns4:margin-left="3.175cm" ns4:margin-right="3.175cm" ns4:margin-top="2.54cm" ns4:page-height="27.94cm" ns4:page-width="21.59cm">
        <ns1:footnote-sep ns1:adjustment="left" ns1:color="#000000" ns1:distance-after-sep="0.101cm" ns1:distance-before-sep="0.101cm" ns1:line-style="none" ns1:rel-width="25%" ns1:width="0.018cm"/>
      </ns1:page-layout-properties>
      <ns1:header-style>
        <ns1:header-footer-properties ns4:margin-bottom="0.499cm" ns4:margin-left="0cm" ns4:margin-right="0cm" ns4:min-height="0cm"/>
      </ns1:header-style>
      <ns1:footer-style/>
    </ns1:page-layout>
  </ns0:automatic-styles>
  <ns0:master-styles>
    <ns1:master-page ns1:name="Standard" ns1:page-layout-name="Mpm1"/>
    <ns1:master-page ns1:name="rststyle-pagedefault" ns1:page-layout-name="Mpm1"/>
    <ns1:master-page ns1:name="rststyle-page-bottom" ns1:page-layout-name="Mpm2">
      <ns1:footer>
        <ns7:p ns7:style-name="MP1">Page <ns7:page-number ns7:select-page="current">0</ns7:page-number></ns7:p>
      </ns1:footer>
    </ns1:master-page>
    <ns1:master-page ns1:name="rststyle-page-top" ns1:page-layout-name="Mpm3">
      <ns1:header>
        <ns7:p ns7:style-name="MP2">Page <ns7:page-number ns7:select-page="current">0</ns7:page-number></ns7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fab</meta:initial-creator>
    <meta:creation-date>2015-02-07T14:42:14</meta:creation-date>
    <dc:creator>fab</dc:creator>
    <dc:date>2015-02-07T14:42:14</dc:date>
    <dc:language>en-US</dc:language>
    <meta:editing-cycles>1</meta:editing-cycles>
    <meta:editing-duration>PT00M01S</meta:editing-duration>
    <dc:title>[no title]</dc:title>
  </office:meta>
</office:document-meta>
</file>